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 style:list-style-name="L4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omprehensive Figma Guide for Mobile App Development</text:p>
      <text:p text:style-name="Standard"/>
      <text:p text:style-name="Standard">Creating a mobile app design system in Figma requires careful planning and organization. Here's an in-depth guide covering all aspects you mentioned:</text:p>
      <text:p text:style-name="Standard"/>
      <text:p text:style-name="Standard">## 1. Setting Up Your Figma File</text:p>
      <text:p text:style-name="Standard"/>
      <text:p text:style-name="Standard">**Best Practices:**</text:p>
      <text:p text:style-name="Standard">- Create separate pages for: Foundations, Components, Screens, Assets</text:p>
      <text:p text:style-name="Standard">- Use a 4px or 8px grid system for consistency</text:p>
      <text:p text:style-name="Standard">- Set up frames using standard mobile sizes (360x640, 375x667, 414x896)</text:p>
      <text:p text:style-name="Standard"/>
      <text:p text:style-name="Standard">**Documentation Reference:**</text:p>
      <text:p text:style-name="Standard">[Figma's Official Design Systems Documentation](https://www.figma.com/best-practices/design-systems/)</text:p>
      <text:p text:style-name="Standard"/>
      <text:p text:style-name="Standard">## 2. Typography System</text:p>
      <text:p text:style-name="Standard"/>
      <text:p text:style-name="Standard">**Implementation:**</text:p>
      <text:p text:style-name="Standard">- Create text styles for all typographic needs:</text:p>
      <text:p text:style-name="Standard"><text:s text:c="2"/>- Headings (H1-H6)</text:p>
      <text:p text:style-name="Standard"><text:s text:c="2"/>- Body text (Regular, Bold)</text:p>
      <text:p text:style-name="Standard"><text:s text:c="2"/>- Captions</text:p>
      <text:p text:style-name="Standard"><text:s text:c="2"/>- Buttons</text:p>
      <text:p text:style-name="Standard"><text:s text:c="2"/>- Special cases (quotes, code)</text:p>
      <text:p text:style-name="Standard"/>
      <text:p text:style-name="Standard">**Best Practices:**</text:p>
      <text:p text:style-name="Standard">- Use REM units for scalability (1rem = 16px typically)</text:p>
      <text:p text:style-name="Standard">- Limit your font styles (3-5 max)</text:p>
      <text:p text:style-name="Standard">- Establish a vertical rhythm with line heights (1.2-1.5x font size)</text:p>
      <text:p text:style-name="Standard">- Include letter spacing values</text:p>
      <text:p text:style-name="Standard"/>
      <text:p text:style-name="Standard">**Example Structure:**</text:p>
      <text:p text:style-name="Standard">```</text:p>
      <text:p text:style-name="Standard">Text Styles/</text:p>
      <text:p text:style-name="Standard">├── Heading/</text:p>
      <text:p text:style-name="Standard">│ <text:s text:c="2"/>├── H1 - Bold - 32px</text:p>
      <text:p text:style-name="Standard">│ <text:s text:c="2"/>├── H2 - SemiBold - 28px</text:p>
      <text:p text:style-name="Standard">│ <text:s text:c="2"/>└── H3 - Medium - 24px</text:p>
      <text:p text:style-name="Standard">├── Body/</text:p>
      <text:p text:style-name="Standard">│ <text:s text:c="2"/>├── Large - Regular - 18px</text:p>
      <text:p text:style-name="Standard">│ <text:s text:c="2"/>├── Medium - Regular - 16px</text:p>
      <text:p text:style-name="Standard">│ <text:s text:c="2"/>└── Small - Regular - 14px</text:p>
      <text:p text:style-name="Standard">└── Utility/</text:p>
      <text:p text:style-name="Standard"><text:s text:c="4"/>├── Button - Medium - 16px</text:p>
      <text:p text:style-name="Standard"><text:s text:c="4"/>└── Caption - Regular - 12px</text:p>
      <text:p text:style-name="Standard">```</text:p>
      <text:p text:style-name="Standard"/>
      <text:p text:style-name="Standard">## 3. Color System</text:p>
      <text:p text:style-name="Standard"/>
      <text:p text:style-name="Standard">**Implementation:**</text:p>
      <text:p text:style-name="Standard">- Create a color style for each color in your palette</text:p>
      <text:p text:style-name="Standard"><text:soft-page-break/>- Organize by usage: primary, secondary, accent, neutral, status</text:p>
      <text:p text:style-name="Standard"/>
      <text:p text:style-name="Standard">**Best Practices:**</text:p>
      <text:p text:style-name="Standard">- Use HSL format for easier adjustments</text:p>
      <text:p text:style-name="Standard">- Name colors by function not appearance (e.g., "Primary/500" not "Blue")</text:p>
      <text:p text:style-name="Standard">- Include 8-10 shades for each base color</text:p>
      <text:p text:style-name="Standard">- Document accessibility (contrast ratios)</text:p>
      <text:p text:style-name="Standard"/>
      <text:p text:style-name="Standard">**Example Structure:**</text:p>
      <text:p text:style-name="Standard">```</text:p>
      <text:p text:style-name="Standard">Color Styles/</text:p>
      <text:p text:style-name="Standard">├── Primary/</text:p>
      <text:p text:style-name="Standard">│ <text:s text:c="2"/>├── 50 (lightest)</text:p>
      <text:p text:style-name="Standard">│ <text:s text:c="2"/>├── 100</text:p>
      <text:p text:style-name="Standard">│ <text:s text:c="2"/>├── ... </text:p>
      <text:p text:style-name="Standard">│ <text:s text:c="2"/>└── 900 (darkest)</text:p>
      <text:p text:style-name="Standard">├── Secondary/</text:p>
      <text:p text:style-name="Standard">├── Neutral/</text:p>
      <text:p text:style-name="Standard">│ <text:s text:c="2"/>├── White</text:p>
      <text:p text:style-name="Standard">│ <text:s text:c="2"/>├── Black</text:p>
      <text:p text:style-name="Standard">│ <text:s text:c="2"/>├── Gray/50...900</text:p>
      <text:p text:style-name="Standard">├── Status/</text:p>
      <text:p text:style-name="Standard">│ <text:s text:c="2"/>├── Success</text:p>
      <text:p text:style-name="Standard">│ <text:s text:c="2"/>├── Warning</text:p>
      <text:p text:style-name="Standard">│ <text:s text:c="2"/>└── Error</text:p>
      <text:p text:style-name="Standard">```</text:p>
      <text:p text:style-name="Standard"/>
      <text:p text:style-name="Standard">## 4. Spacing &amp; Box Sizes</text:p>
      <text:p text:style-name="Standard"/>
      <text:p text:style-name="Standard">**Implementation:**</text:p>
      <text:p text:style-name="Standard">- Create spacing tokens (4px, 8px, 12px, 16px, 24px, 32px, 48px, 64px)</text:p>
      <text:p text:style-name="Standard">- Use auto layout for consistent padding/margins</text:p>
      <text:p text:style-name="Standard"/>
      <text:p text:style-name="Standard">**Best Practices:**</text:p>
      <text:p text:style-name="Standard">- Stick to multiples of 4 or 8</text:p>
      <text:p text:style-name="Standard">- Create size tokens for common elements (e.g., button heights)</text:p>
      <text:p text:style-name="Standard">- Document spacing rules for different components</text:p>
      <text:p text:style-name="Standard"/>
      <text:p text:style-name="Standard">## 5. Frame Organization</text:p>
      <text:p text:style-name="Standard"/>
      <text:p text:style-name="Standard">**Best Practices:**</text:p>
      <text:p text:style-name="Standard">- Use frames (not groups) for all screen designs</text:p>
      <text:p text:style-name="Standard">- Name frames clearly (e.g., "Home - Logged In")</text:p>
      <text:p text:style-name="Standard">- Set constraints for responsive behavior</text:p>
      <text:p text:style-name="Standard">- Include device mockups when presenting</text:p>
      <text:p text:style-name="Standard"/>
      <text:p text:style-name="Standard">**Grid Systems:**</text:p>
      <text:p text:style-name="Standard">- 12-column grid for tablets</text:p>
      <text:p text:style-name="Standard">- 4-column grid for mobile</text:p>
      <text:p text:style-name="Standard">- 8px baseline grid for vertical rhythm</text:p>
      <text:p text:style-name="Standard"/>
      <text:p text:style-name="Standard">## 6. Components &amp; Variants</text:p>
      <text:p text:style-name="Standard"><text:soft-page-break/></text:p>
      <text:p text:style-name="Standard">**Implementation:**</text:p>
      <text:p text:style-name="Standard">- Create atomic design structure (atoms → molecules → organisms)</text:p>
      <text:p text:style-name="Standard">- Use variants for different states</text:p>
      <text:p text:style-name="Standard">- Document component usage guidelines</text:p>
      <text:p text:style-name="Standard"/>
      <text:p text:style-name="Standard">**Essential Mobile Components:**</text:p>
      <text:p text:style-name="Standard">- Buttons (primary, secondary, text, icon)</text:p>
      <text:p text:style-name="Standard">- Input fields (text, search, select)</text:p>
      <text:p text:style-name="Standard">- Cards</text:p>
      <text:p text:style-name="Standard">- Navigation bars (bottom, top)</text:p>
      <text:p text:style-name="Standard">- Modals/dialogs</text:p>
      <text:p text:style-name="Standard">- Loading indicators</text:p>
      <text:p text:style-name="Standard"/>
      <text:p text:style-name="Standard">**Best Practices:**</text:p>
      <text:p text:style-name="Standard">- Use auto layout extensively</text:p>
      <text:p text:style-name="Standard">- Set up proper constraints</text:p>
      <text:p text:style-name="Standard">- Create interactive prototypes with component states</text:p>
      <text:p text:style-name="Standard">- Document props/parameters for each component</text:p>
      <text:p text:style-name="Standard"/>
      <text:p text:style-name="Standard">## 7. Icons System</text:p>
      <text:p text:style-name="Standard"/>
      <text:p text:style-name="Standard">**Implementation:**</text:p>
      <text:p text:style-name="Standard">- Create a separate icons page/library</text:p>
      <text:p text:style-name="Standard">- Make each icon a component</text:p>
      <text:p text:style-name="Standard">- Use consistent stroke weights (usually 1.5-2px)</text:p>
      <text:p text:style-name="Standard"/>
      <text:p text:style-name="Standard">**Best Practices:**</text:p>
      <text:p text:style-name="Standard">- Standardize icon sizes (24x24, 32x32 most common)</text:p>
      <text:p text:style-name="Standard">- Use SVG icons for scalability</text:p>
      <text:p text:style-name="Standard">- Create outlined and filled variants</text:p>
      <text:p text:style-name="Standard">- Document icon meanings/usage</text:p>
      <text:p text:style-name="Standard"/>
      <text:p text:style-name="Standard">## 8. Documentation Within Figma</text:p>
      <text:p text:style-name="Standard"/>
      <text:p text:style-name="Standard">**Include:**</text:p>
      <text:p text:style-name="Standard">- Style guide page with all foundations</text:p>
      <text:p text:style-name="Standard">- Component usage guidelines</text:p>
      <text:p text:style-name="Standard">- Design principles</text:p>
      <text:p text:style-name="Standard">- Accessibility standards</text:p>
      <text:p text:style-name="Standard">- Redlines/specs for developers</text:p>
      <text:p text:style-name="Standard"/>
      <text:p text:style-name="Standard">**Tools:**</text:p>
      <text:p text:style-name="Standard">- Use Figma's built-in commenting</text:p>
      <text:p text:style-name="Standard">- Create documentation frames</text:p>
      <text:p text:style-name="Standard">- Use plugins like "Content Reel" for mock data</text:p>
      <text:p text:style-name="Standard"/>
      <text:p text:style-name="Standard">## 9. Handoff to Developers</text:p>
      <text:p text:style-name="Standard"/>
      <text:p text:style-name="Standard">**Best Practices:**</text:p>
      <text:p text:style-name="Standard">- Use Figma's inspect panel effectively</text:p>
      <text:p text:style-name="Standard">- Name layers properly</text:p>
      <text:p text:style-name="Standard"><text:soft-page-break/>- Organize your layers panel</text:p>
      <text:p text:style-name="Standard">- Create a "Development" page with specs</text:p>
      <text:p text:style-name="Standard">- Use plugins like "Design Lint" to check consistency</text:p>
      <text:p text:style-name="Standard"/>
      <text:p text:style-name="Standard">## Recommended Learning Resources</text:p>
      <text:p text:style-name="Standard"/>
      <text:p text:style-name="Standard">1. [Material Design Guidelines](https://material.io/design) - Comprehensive mobile design system</text:p>
      <text:p text:style-name="Standard">2. [Apple Human Interface Guidelines](https://developer.apple.com/design/human-interface-guidelines/)</text:p>
      <text:p text:style-name="Standard">3. [Figma Design System Course](https://www.figma.com/resources/learn-design-systems/)</text:p>
      <text:p text:style-name="Standard">4. [Design Systems Repo](https://designsystemsrepo.com/) - Examples from top companies</text:p>
      <text:p text:style-name="Standard"/>
      <text:p text:style-name="Standard">## Workflow Tips</text:p>
      <text:p text:style-name="Standard"/>
      <text:p text:style-name="Standard">1. Start with low-fidelity wireframes</text:p>
      <text:p text:style-name="Standard">2. Build your design system in parallel</text:p>
      <text:p text:style-name="Standard">3. Create templates for common screens</text:p>
      <text:p text:style-name="Standard">4. Use Figma's team library for shared components</text:p>
      <text:p text:style-name="Standard">5. Implement version control with proper naming</text:p>
      <text:p text:style-name="Standard"/>
      <text:p text:style-name="Standard">Would you like me to elaborate on any specific aspect of this mobile app design system setup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Awesome—you're on the right path. Designing mobile apps in Figma the right way will save you tons of time in dev and improve the entire UX. Here's <text:span text:style-name="Strong_20_Emphasis">everything you need</text:span> to master mobile app design with Figma: official guides, best practices, and detailed insights for each core design area.</text:p>
      <text:p text:style-name="Horizontal_20_Line"/>
      <text:h text:style-name="Heading_20_2" text:outline-level="2">✅ <text:span text:style-name="Strong_20_Emphasis">📚 Best Documentation to Follow</text:span></text:h>
      <text:p text:style-name="Text_20_body">These are <text:span text:style-name="Strong_20_Emphasis">top-tier resources</text:span> trusted by designers and developers:</text:p>
      <text:h text:style-name="Heading_20_3" text:outline-level="3">🔗 <text:span text:style-name="Strong_20_Emphasis">1. Material Design by Google</text:span></text:h>
      <text:list xml:id="list4140355218" text:style-name="L1">
        <text:list-item>
          <text:p text:style-name="P4"><text:span text:style-name="Strong_20_Emphasis">URL:</text:span> <text:a xlink:type="simple" xlink:href="https://m3.material.io/" text:style-name="Internet_20_link" text:visited-style-name="Visited_20_Internet_20_Link">https://m3.material.io/</text:a></text:p>
        </text:list-item>
        <text:list-item>
          <text:p text:style-name="P4">Covers <text:span text:style-name="Strong_20_Emphasis">mobile-first design</text:span>, component behavior, typography, color, spacing, etc.</text:p>
        </text:list-item>
        <text:list-item>
          <text:p text:style-name="P4">Best for Android-focused apps, but useful for iOS too.</text:p>
        </text:list-item>
      </text:list>
      <text:h text:style-name="Heading_20_3" text:outline-level="3">🔗 <text:span text:style-name="Strong_20_Emphasis">2. Apple Human Interface Guidelines</text:span></text:h>
      <text:list xml:id="list3145979984" text:style-name="L2">
        <text:list-item>
          <text:p text:style-name="P5"><text:span text:style-name="Strong_20_Emphasis">URL:</text:span> <text:a xlink:type="simple" xlink:href="https://developer.apple.com/design/human-interface-guidelines/" text:style-name="Internet_20_link" text:visited-style-name="Visited_20_Internet_20_Link">https://developer.apple.com/design/human-interface-guidelines/</text:a></text:p>
        </text:list-item>
        <text:list-item>
          <text:p text:style-name="P5">Best for <text:span text:style-name="Strong_20_Emphasis">iOS</text:span> design principles and how they differ from Android.</text:p>
        </text:list-item>
      </text:list>
      <text:h text:style-name="Heading_20_3" text:outline-level="3">🔗 <text:span text:style-name="Strong_20_Emphasis">3. Figma’s Own Docs</text:span></text:h>
      <text:list xml:id="list3469395625" text:style-name="L3">
        <text:list-item>
          <text:p text:style-name="P6"><text:span text:style-name="Strong_20_Emphasis">URL:</text:span> <text:a xlink:type="simple" xlink:href="https://help.figma.com/" text:style-name="Internet_20_link" text:visited-style-name="Visited_20_Internet_20_Link">https://help.figma.com/</text:a></text:p>
        </text:list-item>
        <text:list-item>
          <text:p text:style-name="P6">Learn how to <text:span text:style-name="Strong_20_Emphasis">build components, auto layout, variants, prototyping</text:span>, etc.</text:p>
        </text:list-item>
      </text:list>
      <text:p text:style-name="Horizontal_20_Line"/>
      <text:h text:style-name="Heading_20_2" text:outline-level="2">📐 Best Practices &amp; Deep Insights</text:h>
      <text:h text:style-name="Heading_20_3" text:outline-level="3">🔤 <text:span text:style-name="Strong_20_Emphasis">1. Typography (Mobile-Friendly)</text:span></text:h>
      <text:list xml:id="list1509847120" text:style-name="L4">
        <text:list-item>
          <text:p text:style-name="P7">Use a <text:span text:style-name="Strong_20_Emphasis">type scale</text:span>: Follow Material’s default (or adjust for brand style)</text:p>
        </text:list-item>
        <text:list-item>
          <text:p text:style-name="P7">Recommended Mobile Sizes:</text:p>
          <text:p text:style-name="P1"><text:span text:style-name="Source_20_Text">• Display Large: 32px</text:span></text:p>
          <text:p text:style-name="P1"><text:span text:style-name="Source_20_Text">• Headline Medium: 24px</text:span></text:p>
          <text:p text:style-name="P1"><text:span text:style-name="Source_20_Text">• Title: 20px</text:span></text:p>
          <text:p text:style-name="P1"><text:span text:style-name="Source_20_Text">• Body: 16px (default for paragraphs)</text:span></text:p>
          <text:p text:style-name="P2"><text:span text:style-name="Source_20_Text">• Label: 14px or 12px (buttons, captions)</text:span></text:p>
        </text:list-item>
        <text:list-item>
          <text:p text:style-name="P7">Use <text:span text:style-name="Strong_20_Emphasis">line height ~120–150%</text:span>, consistent font styles, and clear hierarchy.</text:p>
        </text:list-item>
      </text:list>
      <text:p text:style-name="Horizontal_20_Line"/>
      <text:h text:style-name="Heading_20_3" text:outline-level="3">🎨 <text:span text:style-name="Strong_20_Emphasis">2. Color System (Use Tokens)</text:span></text:h>
      <text:list xml:id="list2712412299" text:style-name="L5">
        <text:list-item>
          <text:p text:style-name="P8">Use a <text:span text:style-name="Strong_20_Emphasis">primary</text:span>, <text:span text:style-name="Strong_20_Emphasis">secondary</text:span>, <text:span text:style-name="Strong_20_Emphasis">background</text:span>, and <text:span text:style-name="Strong_20_Emphasis">surface</text:span> color</text:p>
        </text:list-item>
        <text:list-item>
          <text:p text:style-name="P8">Add <text:span text:style-name="Strong_20_Emphasis">semantic colors</text:span>: success, error, warning, info</text:p>
        </text:list-item>
        <text:list-item>
          <text:p text:style-name="P8"><text:soft-page-break/>Follow Material’s tonal palettes: <text:a xlink:type="simple" xlink:href="https://m3.material.io/theme-builder" text:style-name="Internet_20_link" text:visited-style-name="Visited_20_Internet_20_Link">Color Tool</text:a></text:p>
        </text:list-item>
      </text:list>
      <text:h text:style-name="Heading_20_4" text:outline-level="4">Example:</text:h>
      <text:p text:style-name="Preformatted_20_Text"><text:span text:style-name="Source_20_Text">Primary: #6200EE</text:span></text:p>
      <text:p text:style-name="Preformatted_20_Text"><text:span text:style-name="Source_20_Text">On Primary: #FFFFFF</text:span></text:p>
      <text:p text:style-name="Preformatted_20_Text"><text:span text:style-name="Source_20_Text">Surface: #F5F5F5</text:span></text:p>
      <text:p text:style-name="P3"><text:span text:style-name="Source_20_Text">Error: #B00020</text:span></text:p>
      <text:p text:style-name="Text_20_body">Create <text:span text:style-name="Strong_20_Emphasis">color styles</text:span> in Figma for consistent usage.</text:p>
      <text:p text:style-name="Horizontal_20_Line"/>
      <text:h text:style-name="Heading_20_3" text:outline-level="3">📦 <text:span text:style-name="Strong_20_Emphasis">3. Box Sizes &amp; Spacing (Spacing System)</text:span></text:h>
      <text:p text:style-name="Text_20_body">Use a <text:span text:style-name="Strong_20_Emphasis">4pt Grid System</text:span> (commonly 4, 8, 12, 16, 24, 32...)</text:p>
      <text:p text:style-name="Preformatted_20_Text"><text:span text:style-name="Source_20_Text">Common Spacing:</text:span></text:p>
      <text:p text:style-name="Preformatted_20_Text"><text:span text:style-name="Source_20_Text">• Button padding: 12–16px</text:span></text:p>
      <text:p text:style-name="Preformatted_20_Text"><text:span text:style-name="Source_20_Text">• Card padding: 16–24px</text:span></text:p>
      <text:p text:style-name="Preformatted_20_Text"><text:span text:style-name="Source_20_Text">• Gap between sections: 8–24px</text:span></text:p>
      <text:p text:style-name="P3"><text:span text:style-name="Source_20_Text">• Minimum touch target: 48x48 px</text:span></text:p>
      <text:p text:style-name="Text_20_body">Apply spacing using <text:span text:style-name="Strong_20_Emphasis">Auto Layout + Padding + Gap</text:span> in Figma.</text:p>
      <text:p text:style-name="Horizontal_20_Line"/>
      <text:h text:style-name="Heading_20_3" text:outline-level="3">📱 <text:span text:style-name="Strong_20_Emphasis">4. Frames &amp; Layouts</text:span></text:h>
      <text:list xml:id="list3514500897" text:style-name="L6">
        <text:list-item>
          <text:p text:style-name="P9">Set <text:span text:style-name="Strong_20_Emphasis">frame sizes</text:span> to:</text:p>
          <text:list>
            <text:list-item>
              <text:p text:style-name="P9">iOS: 390x844 (iPhone 14)</text:p>
            </text:list-item>
            <text:list-item>
              <text:p text:style-name="P9">Android: 360x800 or 411x891</text:p>
            </text:list-item>
          </text:list>
        </text:list-item>
        <text:list-item>
          <text:p text:style-name="P9">Use <text:span text:style-name="Strong_20_Emphasis">Layout Grids</text:span>: 4-column or 8-column grids for mobile</text:p>
        </text:list-item>
      </text:list>
      <text:h text:style-name="Heading_20_4" text:outline-level="4">Tips:</text:h>
      <text:list xml:id="list1836809939" text:style-name="L7">
        <text:list-item>
          <text:p text:style-name="P10">Always use <text:span text:style-name="Strong_20_Emphasis">Auto Layout</text:span> for responsiveness</text:p>
        </text:list-item>
        <text:list-item>
          <text:p text:style-name="P10">Nest frames inside scrollable views</text:p>
        </text:list-item>
      </text:list>
      <text:p text:style-name="Horizontal_20_Line"/>
      <text:h text:style-name="Heading_20_3" text:outline-level="3">🧩 <text:span text:style-name="Strong_20_Emphasis">5. Components &amp; Variants</text:span></text:h>
      <text:list xml:id="list3879070273" text:style-name="L8">
        <text:list-item>
          <text:p text:style-name="P11">Create a base component for:</text:p>
          <text:list>
            <text:list-item>
              <text:p text:style-name="P11">Buttons (default, icon, disabled)</text:p>
            </text:list-item>
            <text:list-item>
              <text:p text:style-name="P11">App bars, bottom nav, cards, modals</text:p>
            </text:list-item>
          </text:list>
        </text:list-item>
        <text:list-item>
          <text:p text:style-name="P11">Use <text:span text:style-name="Strong_20_Emphasis">Variants</text:span> for states (default, hover, pressed, disabled)</text:p>
        </text:list-item>
        <text:list-item>
          <text:p text:style-name="P11">Use <text:span text:style-name="Strong_20_Emphasis">Auto Layout</text:span> inside components for scalability</text:p>
        </text:list-item>
      </text:list>
      <text:p text:style-name="Horizontal_20_Line"/>
      <text:h text:style-name="Heading_20_3" text:outline-level="3"><text:soft-page-break/>🎯 <text:span text:style-name="Strong_20_Emphasis">6. Icons</text:span></text:h>
      <text:list xml:id="list4256952553" text:style-name="L9">
        <text:list-item>
          <text:p text:style-name="P12">Use Material Icons or Feather Icons</text:p>
          <text:list>
            <text:list-item>
              <text:p text:style-name="P12"><text:a xlink:type="simple" xlink:href="https://fonts.google.com/icons" text:style-name="Internet_20_link" text:visited-style-name="Visited_20_Internet_20_Link">Material Icons</text:a></text:p>
            </text:list-item>
            <text:list-item>
              <text:p text:style-name="P12"><text:a xlink:type="simple" xlink:href="https://feathericons.com/" text:style-name="Internet_20_link" text:visited-style-name="Visited_20_Internet_20_Link">Feather Icons</text:a></text:p>
            </text:list-item>
          </text:list>
        </text:list-item>
        <text:list-item>
          <text:p text:style-name="P12">Keep icons at <text:span text:style-name="Strong_20_Emphasis">24x24 px</text:span></text:p>
        </text:list-item>
        <text:list-item>
          <text:p text:style-name="P12">Convert them into <text:span text:style-name="Strong_20_Emphasis">Components</text:span> for reuse</text:p>
        </text:list-item>
      </text:list>
      <text:p text:style-name="Horizontal_20_Line"/>
      <text:h text:style-name="Heading_20_3" text:outline-level="3">🧠 <text:span text:style-name="Strong_20_Emphasis">Pro Tips</text:span></text:h>
      <text:list xml:id="list63991203" text:style-name="L10">
        <text:list-item>
          <text:p text:style-name="P13">Create a dedicated <text:span text:style-name="Strong_20_Emphasis">Design System page</text:span> in Figma</text:p>
        </text:list-item>
        <text:list-item>
          <text:p text:style-name="P13">Group styles: <text:span text:style-name="Source_20_Text">Color / Primary</text:span>, <text:span text:style-name="Source_20_Text">Text / Body Medium</text:span></text:p>
        </text:list-item>
        <text:list-item>
          <text:p text:style-name="P13">Keep naming consistent (<text:span text:style-name="Source_20_Text">Btn / Primary</text:span>, <text:span text:style-name="Source_20_Text">Icon / Menu</text:span>)</text:p>
        </text:list-item>
        <text:list-item>
          <text:p text:style-name="P13">Use <text:span text:style-name="Strong_20_Emphasis">tokens plugin</text:span> (like <text:span text:style-name="Strong_20_Emphasis">Figma Tokens</text:span>) for design–dev sync</text:p>
        </text:list-item>
      </text:list>
      <text:p text:style-name="Horizontal_20_Line"/>
      <text:p text:style-name="Text_20_body">Would you like me to generate a <text:span text:style-name="Strong_20_Emphasis">starter mobile design system in Figma format</text:span> for you? I can give you a downloadable <text:span text:style-name="Source_20_Text">.fig</text:span> file with all this set up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50:19.391361832</meta:creation-date>
    <dc:date>2025-04-05T12:50:51.036468643</dc:date>
    <meta:editing-duration>PT32S</meta:editing-duration>
    <meta:editing-cycles>1</meta:editing-cycles>
    <meta:document-statistic meta:table-count="0" meta:image-count="0" meta:object-count="0" meta:page-count="7" meta:paragraph-count="206" meta:word-count="1207" meta:character-count="7454" meta:non-whitespace-character-count="6446"/>
    <meta:generator>LibreOffice/7.3.7.2$Linux_X86_64 LibreOffice_project/30$Build-2</meta:generator>
  </office:meta>
</office:document-meta>
</file>